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araphina walked along the cobbled streets of Jumia. The bone white stone was turned into a rainbow mosaic by the sun streaming powerfully through the canopy of tarps. She had arrived yesterday and had been advised to dress in the ways of the Jumi. She glanced down haughtily at her exposed chest and form fitting but minuscule waist cover. Her dark, firm breasts bobbed slight with her gait and she tried to remember when she last had such an opportunity to show off her body. She pushed back the thoughts about how she felt her areolas were too large and that her right breast was noticeably larger and more perky then the left. At 45 her adventurous life style on the road had granted her both hard muscle and fatty curves both right where they were needed. She smiled as she swished her hips and the bright red lacy skirt swayed with them. She wore more jewelry on her body than had ever previously owned but her patron had insisted that not putting any would have her looking the part of a wastrel. She had feigned embarrassment about the heavy ruby body jewels that started at her neck but mostly draped over and encircled her ti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30T14:51:42.50</meta:creation-date>
    <meta:document-statistic meta:table-count="0" meta:image-count="0" meta:object-count="0" meta:page-count="1" meta:paragraph-count="1" meta:word-count="206" meta:character-count="1139"/>
    <dc:date>2016-12-30T15:14:47.58</dc:date>
    <meta:editing-duration>PT7M54S</meta:editing-duration>
    <meta:editing-cycles>1</meta:editing-cycles>
    <meta:generator>OpenOffice/4.1.3$Win32 OpenOffice.org_project/413m1$Build-9783</meta:generator>
  </office:meta>
</office:document-meta>
</file>